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Helvetica, Arial, serif"/>
    <style:font-face style:name="Amazon Ember1" svg:font-family="'Amazon Ember', apple-system, BlinkMacSystemFont, 'Segoe UI', Helvetica, Arial, sans-serif, 'Apple Color Emoji', 'Segoe UI Emoji', 'Segoe UI Symbol'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cd05" officeooo:paragraph-rsid="0011cd05"/>
    </style:style>
    <style:style style:name="P2" style:family="paragraph" style:parent-style-name="Text_20_body">
      <style:text-properties officeooo:paragraph-rsid="0011cd05"/>
    </style:style>
    <style:style style:name="P3" style:family="paragraph" style:parent-style-name="Text_20_body">
      <style:text-properties officeooo:rsid="0012e682" officeooo:paragraph-rsid="0012e682"/>
    </style:style>
    <style:style style:name="P4" style:family="paragraph" style:parent-style-name="Text_20_body">
      <style:text-properties officeooo:paragraph-rsid="00193dd4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f247a" officeooo:paragraph-rsid="001f247a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f247a" officeooo:paragraph-rsid="001f247a"/>
    </style:style>
    <style:style style:name="P7" style:family="paragraph" style:parent-style-name="Text_20_body">
      <style:text-properties officeooo:rsid="00226e11" officeooo:paragraph-rsid="00226e11"/>
    </style:style>
    <style:style style:name="P8" style:family="paragraph" style:parent-style-name="Text_20_body">
      <style:text-properties officeooo:paragraph-rsid="00255b75"/>
    </style:style>
    <style:style style:name="P9" style:family="paragraph" style:parent-style-name="Text_20_body">
      <style:text-properties officeooo:paragraph-rsid="0026846a"/>
    </style:style>
    <style:style style:name="P10" style:family="paragraph" style:parent-style-name="Text_20_body">
      <style:text-properties officeooo:rsid="0028c021" officeooo:paragraph-rsid="0028c021"/>
    </style:style>
    <style:style style:name="P11" style:family="paragraph" style:parent-style-name="Text_20_body">
      <style:text-properties officeooo:rsid="002a1727" officeooo:paragraph-rsid="002a1727"/>
    </style:style>
    <style:style style:name="P12" style:family="paragraph" style:parent-style-name="Text_20_body">
      <style:text-properties officeooo:paragraph-rsid="002ab5db"/>
    </style:style>
    <style:style style:name="P13" style:family="paragraph" style:parent-style-name="Text_20_body">
      <style:text-properties fo:font-variant="normal" fo:text-transform="none" fo:color="#152939" loext:opacity="100%" style:font-name="Amazon Ember1" fo:font-size="12pt" fo:letter-spacing="normal" fo:font-style="normal" fo:font-weight="bold" officeooo:paragraph-rsid="002ab5db"/>
    </style:style>
    <style:style style:name="P14" style:family="paragraph" style:parent-style-name="Text_20_body">
      <style:text-properties fo:font-variant="normal" fo:text-transform="none" fo:color="#152939" loext:opacity="100%" style:font-name="Amazon Ember1" fo:font-size="12pt" fo:letter-spacing="normal" fo:font-style="normal" fo:font-weight="bold" officeooo:rsid="002db905" officeooo:paragraph-rsid="002db905"/>
    </style:style>
    <style:style style:name="P15" style:family="paragraph" style:parent-style-name="Text_20_body">
      <style:text-properties fo:font-variant="normal" fo:text-transform="none" fo:color="#152939" loext:opacity="100%" style:font-name="Amazon Ember1" fo:font-size="12pt" fo:letter-spacing="normal" fo:font-style="normal" fo:font-weight="bold" officeooo:rsid="0033fc09" officeooo:paragraph-rsid="0033fc09"/>
    </style:style>
    <style:style style:name="P16" style:family="paragraph" style:parent-style-name="Text_20_body">
      <style:text-properties fo:font-variant="normal" fo:text-transform="none" fo:color="#152939" loext:opacity="100%" style:font-name="Amazon Ember1" fo:font-size="12pt" fo:letter-spacing="normal" fo:font-style="normal" fo:font-weight="bold" officeooo:rsid="003cba1e" officeooo:paragraph-rsid="003cba1e"/>
    </style:style>
    <style:style style:name="P17" style:family="paragraph" style:parent-style-name="Text_20_body">
      <style:text-properties fo:font-variant="normal" fo:text-transform="none" fo:color="#152939" loext:opacity="100%" style:font-name="Amazon Ember1" fo:font-size="12pt" fo:letter-spacing="normal" fo:font-style="normal" fo:font-weight="bold" officeooo:paragraph-rsid="003edb54"/>
    </style:style>
    <style:style style:name="P18" style:family="paragraph" style:parent-style-name="Text_20_body">
      <style:text-properties officeooo:rsid="0035a6b0" officeooo:paragraph-rsid="0035a6b0"/>
    </style:style>
    <style:style style:name="P19" style:family="paragraph" style:parent-style-name="Heading_20_2">
      <style:text-properties officeooo:rsid="00193dd4" officeooo:paragraph-rsid="00193dd4"/>
    </style:style>
    <style:style style:name="P20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paragraph-rsid="002ab5db"/>
    </style:style>
    <style:style style:name="P21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paragraph-rsid="002ab5db" loext:padding="0cm" loext:border="none"/>
    </style:style>
    <style:style style:name="P22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rsid="002db905" officeooo:paragraph-rsid="002db905" loext:padding="0cm" loext:border="none"/>
    </style:style>
    <style:style style:name="P23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rsid="002f4ab6" officeooo:paragraph-rsid="002f4ab6" loext:padding="0cm" loext:border="none"/>
    </style:style>
    <style:style style:name="P24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rsid="002f4ab6" officeooo:paragraph-rsid="003023d8" loext:padding="0cm" loext:border="none"/>
    </style:style>
    <style:style style:name="P25" style:family="paragraph" style:parent-style-name="Text_20_body" style:list-style-name="L2">
      <style:text-properties fo:font-variant="normal" fo:text-transform="none" fo:color="#333333" loext:opacity="100%" style:font-name="Consolas" fo:font-size="10.5pt" fo:letter-spacing="normal" fo:font-style="normal" fo:font-weight="normal" officeooo:rsid="0033fc09" officeooo:paragraph-rsid="0033fc09" loext:padding="0cm" loext:border="none"/>
    </style:style>
    <style:style style:name="P26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rsid="003e52b8" officeooo:paragraph-rsid="003cba1e" loext:padding="0cm" loext:border="none"/>
    </style:style>
    <style:style style:name="P27" style:family="paragraph" style:parent-style-name="Text_20_body">
      <style:text-properties fo:font-variant="normal" fo:text-transform="none" fo:color="#333333" loext:opacity="100%" style:font-name="Consolas" fo:font-size="10.5pt" fo:letter-spacing="normal" fo:font-style="normal" fo:font-weight="normal" officeooo:rsid="004238c3" officeooo:paragraph-rsid="004238c3" loext:padding="0cm" loext:border="none"/>
    </style:style>
    <style:style style:name="P28" style:family="paragraph" style:parent-style-name="Text_20_body">
      <loext:graphic-properties draw:fill-gradient-name="gradient" draw:fill-hatch-name="hatch"/>
      <style:paragraph-properties fo:line-height="100%"/>
      <style:text-properties fo:font-variant="normal" fo:text-transform="none" fo:color="#333333" loext:opacity="100%" style:font-name="Consolas" fo:font-size="10.5pt" fo:letter-spacing="normal" fo:font-style="normal" fo:font-weight="normal" officeooo:rsid="00429d7e" officeooo:paragraph-rsid="00429d7e" loext:padding="0cm" loext:border="none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fo:font-variant="normal" fo:text-transform="none" fo:color="#333333" loext:opacity="100%" style:font-name="Consolas" fo:font-size="10.5pt" fo:letter-spacing="normal" fo:font-style="normal" fo:font-weight="normal" officeooo:rsid="00429d7e" officeooo:paragraph-rsid="00429d7e" loext:padding="0cm" loext:border="none"/>
    </style:style>
    <style:style style:name="P30" style:family="paragraph" style:parent-style-name="Text_20_body" style:list-style-name="L1">
      <style:text-properties officeooo:paragraph-rsid="002db905"/>
    </style:style>
    <style:style style:name="P31" style:family="paragraph" style:parent-style-name="Text_20_body" style:list-style-name="L3">
      <style:text-properties officeooo:paragraph-rsid="0034a91e"/>
    </style:style>
    <style:style style:name="P32" style:family="paragraph" style:parent-style-name="Text_20_body" style:list-style-name="L3">
      <style:text-properties officeooo:paragraph-rsid="00350b93"/>
    </style:style>
    <style:style style:name="T1" style:family="text">
      <style:text-properties officeooo:rsid="0029b668"/>
    </style:style>
    <style:style style:name="T2" style:family="text">
      <style:text-properties officeooo:rsid="0011cd05"/>
    </style:style>
    <style:style style:name="T3" style:family="text">
      <style:text-properties fo:font-variant="normal" fo:text-transform="none" fo:color="#242f3e" loext:opacity="100%" style:font-name="Amazon Ember" fo:letter-spacing="0.026cm" fo:font-style="normal" fo:font-weight="normal"/>
    </style:style>
    <style:style style:name="T4" style:family="text">
      <style:text-properties fo:font-variant="normal" fo:text-transform="none" fo:color="#242f3e" loext:opacity="100%" style:font-name="Amazon Ember" fo:letter-spacing="0.026cm" fo:font-style="normal" fo:font-weight="normal" officeooo:rsid="0011cd05"/>
    </style:style>
    <style:style style:name="T5" style:family="text">
      <style:text-properties fo:font-variant="normal" fo:text-transform="none" fo:color="#333333" loext:opacity="100%" style:font-name="Consolas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6846a"/>
    </style:style>
    <style:style style:name="T7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a1727"/>
    </style:style>
    <style:style style:name="T8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ab5db"/>
    </style:style>
    <style:style style:name="T9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acf61"/>
    </style:style>
    <style:style style:name="T10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ba433"/>
    </style:style>
    <style:style style:name="T11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34a91e" loext:padding="0cm" loext:border="none"/>
    </style:style>
    <style:style style:name="T12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33fc09" loext:padding="0cm" loext:border="none"/>
    </style:style>
    <style:style style:name="T13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2db905" loext:padding="0cm" loext:border="none"/>
    </style:style>
    <style:style style:name="T14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36d479" loext:padding="0cm" loext:border="none"/>
    </style:style>
    <style:style style:name="T15" style:family="text">
      <style:text-properties fo:font-variant="normal" fo:text-transform="none" fo:color="#333333" loext:opacity="100%" style:font-name="Consolas" fo:font-size="10.5pt" fo:letter-spacing="normal" fo:font-style="normal" fo:font-weight="normal" officeooo:rsid="003a167f" loext:padding="0cm" loext:border="none"/>
    </style:style>
    <style:style style:name="T16" style:family="text">
      <style:text-properties fo:font-variant="normal" fo:text-transform="none" fo:color="#333333" loext:opacity="100%" style:font-name="AmazonEmber" fo:font-size="12pt" fo:letter-spacing="normal" fo:font-style="normal" fo:font-weight="normal" officeooo:rsid="0036d479" loext:padding="0cm" loext:border="none"/>
    </style:style>
    <style:style style:name="T17" style:family="text">
      <style:text-properties fo:font-variant="normal" fo:text-transform="none" fo:color="#333333" loext:opacity="100%" style:font-name="AmazonEmber" fo:font-size="12pt" fo:letter-spacing="normal" fo:font-style="normal" fo:font-weight="normal" officeooo:rsid="003a167f" loext:padding="0cm" loext:border="none"/>
    </style:style>
    <style:style style:name="T18" style:family="text">
      <style:text-properties fo:font-variant="normal" fo:text-transform="none" fo:color="#a67f59" loext:opacity="100%" style:font-name="Consolas" fo:font-size="10.5pt" fo:letter-spacing="normal" fo:font-style="normal" fo:font-weight="normal"/>
    </style:style>
    <style:style style:name="T19" style:family="text">
      <style:text-properties fo:font-variant="normal" fo:text-transform="none" fo:color="#a67f59" loext:opacity="100%" style:font-name="Consolas" fo:font-size="10.5pt" fo:letter-spacing="normal" fo:font-style="normal" fo:font-weight="normal" officeooo:rsid="0036d479" loext:padding="0cm" loext:border="none"/>
    </style:style>
    <style:style style:name="T20" style:family="text">
      <style:text-properties fo:font-variant="normal" fo:text-transform="none" fo:color="#2f9c0a" loext:opacity="100%" style:font-name="Consolas" fo:font-size="10.5pt" fo:letter-spacing="normal" fo:font-style="normal" fo:font-weight="normal"/>
    </style:style>
    <style:style style:name="T21" style:family="text">
      <style:text-properties fo:font-variant="normal" fo:text-transform="none" fo:color="#2f9c0a" loext:opacity="100%" style:font-name="Consolas" fo:font-size="10.5pt" fo:letter-spacing="normal" fo:font-style="normal" fo:font-weight="normal" officeooo:rsid="0036d479" loext:padding="0cm" loext:border="none"/>
    </style:style>
    <style:style style:name="T22" style:family="text">
      <style:text-properties fo:font-variant="normal" fo:text-transform="none" fo:color="#232f3e" loext:opacity="100%" style:font-name="Consolas" fo:font-size="10.5pt" fo:letter-spacing="normal" fo:font-weight="normal" loext:padding="0cm" loext:border="none"/>
    </style:style>
    <style:style style:name="T23" style:family="text">
      <style:text-properties fo:font-variant="normal" fo:text-transform="none" fo:color="#232f3e" loext:opacity="100%" style:font-name="AmazonEmber" fo:font-size="12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232f3e" loext:opacity="100%" style:font-name="AmazonEmber" fo:font-size="12pt" fo:letter-spacing="normal" fo:font-style="normal" fo:font-weight="normal" officeooo:rsid="00350b93" loext:padding="0cm" loext:border="none"/>
    </style:style>
    <style:style style:name="T25" style:family="text">
      <style:text-properties fo:font-variant="normal" fo:text-transform="none" fo:color="#232f3e" loext:opacity="100%" style:font-name="AmazonEmber" fo:font-size="12pt" fo:letter-spacing="normal" fo:font-style="normal" fo:font-weight="normal" officeooo:rsid="0036d479" loext:padding="0cm" loext:border="none"/>
    </style:style>
    <style:style style:name="T26" style:family="text">
      <style:text-properties fo:font-variant="normal" fo:text-transform="none" fo:color="#232f3e" loext:opacity="100%" style:font-name="AmazonEmber" fo:font-size="12pt" fo:letter-spacing="normal" fo:font-style="normal" fo:font-weight="normal" officeooo:rsid="003812b0" loext:padding="0cm" loext:border="none"/>
    </style:style>
    <style:style style:name="T27" style:family="text">
      <style:text-properties fo:font-variant="normal" fo:text-transform="none" fo:color="#232f3e" loext:opacity="100%" style:font-name="AmazonEmber" fo:font-size="12pt" fo:letter-spacing="normal" fo:font-style="normal" fo:font-weight="normal" officeooo:rsid="003a8266" loext:padding="0cm" loext:border="none"/>
    </style:style>
    <style:style style:name="T28" style:family="text">
      <style:text-properties fo:font-variant="normal" fo:text-transform="none" fo:color="#232f3e" loext:opacity="100%" style:font-name="AmazonEmberBold" fo:font-size="12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5f6364" loext:opacity="100%" style:font-name="Consolas" fo:font-size="10.5pt" fo:letter-spacing="normal" fo:font-style="normal" fo:font-weight="normal" officeooo:rsid="0036d479" loext:padding="0cm" loext:border="none"/>
    </style:style>
    <style:style style:name="T30" style:family="text">
      <style:text-properties officeooo:rsid="0014d035"/>
    </style:style>
    <style:style style:name="T31" style:family="text">
      <style:text-properties officeooo:rsid="001667a2"/>
    </style:style>
    <style:style style:name="T32" style:family="text">
      <style:text-properties officeooo:rsid="0017f276"/>
    </style:style>
    <style:style style:name="T33" style:family="text">
      <style:text-properties officeooo:rsid="00193dd4"/>
    </style:style>
    <style:style style:name="T34" style:family="text">
      <style:text-properties officeooo:rsid="00197dc1"/>
    </style:style>
    <style:style style:name="T35" style:family="text">
      <style:text-properties officeooo:rsid="001ad012"/>
    </style:style>
    <style:style style:name="T36" style:family="text">
      <style:text-properties officeooo:rsid="001ca1b1"/>
    </style:style>
    <style:style style:name="T37" style:family="text">
      <style:text-properties officeooo:rsid="001d4bb0"/>
    </style:style>
    <style:style style:name="T38" style:family="text">
      <style:text-properties officeooo:rsid="00226e11"/>
    </style:style>
    <style:style style:name="T39" style:family="text">
      <style:text-properties officeooo:rsid="00237b3c"/>
    </style:style>
    <style:style style:name="T40" style:family="text">
      <style:text-properties officeooo:rsid="0025c7d8"/>
    </style:style>
    <style:style style:name="T41" style:family="text">
      <style:text-properties officeooo:rsid="0026846a"/>
    </style:style>
    <style:style style:name="T42" style:family="text">
      <style:text-properties fo:color="#333333" loext:opacity="100%" style:font-name="Consolas" fo:font-size="10.5pt" fo:font-weight="normal" loext:padding="0cm" loext:border="none"/>
    </style:style>
    <style:style style:name="T43" style:family="text">
      <style:text-properties fo:color="#333333" loext:opacity="100%" style:font-name="Consolas" fo:font-size="10.5pt" fo:font-weight="normal" officeooo:rsid="002d2f7f" loext:padding="0cm" loext:border="none"/>
    </style:style>
    <style:style style:name="T44" style:family="text">
      <style:text-properties fo:color="#333333" loext:opacity="100%" style:font-name="Consolas" fo:font-size="10.5pt" fo:font-weight="normal" officeooo:rsid="003e52b8" loext:padding="0cm" loext:border="none"/>
    </style:style>
    <style:style style:name="T45" style:family="text">
      <style:text-properties fo:color="#333333" loext:opacity="100%" style:font-name="Consolas" fo:font-size="10.5pt" fo:font-weight="normal" officeooo:rsid="003edb54" loext:padding="0cm" loext:border="none"/>
    </style:style>
    <style:style style:name="T46" style:family="text">
      <style:text-properties fo:color="#232f3e" loext:opacity="100%" style:font-name="AmazonEmber" fo:font-weight="normal" loext:padding="0cm" loext:border="none"/>
    </style:style>
    <style:style style:name="T47" style:family="text">
      <style:text-properties fo:color="#232f3e" loext:opacity="100%" style:font-name="AmazonEmberBold" fo:font-weight="normal" loext:padding="0cm" loext:border="none"/>
    </style:style>
    <style:style style:name="T48" style:family="text">
      <style:text-properties fo:color="#232f3e" loext:opacity="100%" style:font-name="Consolas" fo:font-size="10.5pt" fo:font-weight="normal" loext:padding="0cm" loext:border="none"/>
    </style:style>
    <style:style style:name="T49" style:family="text">
      <style:text-properties officeooo:rsid="00429d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T1">Full-stack</text:span> web app <text:span text:style-name="T33">avec graphql</text:span></text:h>
      <text:h text:style-name="P19" text:outline-level="2">Prièmere approche</text:h>
      <text:p text:style-name="P4"><text:span text:style-name="T36">Source : </text:span>https://aws.amazon.com/getting-started/hands-on/build-react-app-amplify-graphql/module-two/?e=gs2020&amp;p=build-a-react-app-one</text:p>
      <text:p text:style-name="P1">1. Hosting web  (with amplify hosting) : connecter le référentiel github à l’application static créée via amplify console <text:span text:style-name="T32">en cliquant sur le bouton Get started.</text:span></text:p>
      <text:p text:style-name="P1"/>
      <text:p text:style-name="P2"><text:span text:style-name="T2">2. Backend build ( </text:span><text:span text:style-name="T3">Build an app </text:span><text:span text:style-name="T4">with amplify studio) </text:span><text:span text:style-name="T2">: créer le backend de l’application via amplify console avec amplify studio </text:span><text:span text:style-name="T30">en cliquant sur le bouton </text:span><text:span text:style-name="T32">G</text:span><text:span text:style-name="T31">et started</text:span></text:p>
      <text:p text:style-name="P2"/>
      <text:p text:style-name="P3">3. <text:span text:style-name="T34">Connecter l’application React au backend amplify créer à l’étape 2 </text:span><text:span text:style-name="T35">via amplify </text:span><text:span text:style-name="T37">cli en</text:span><text:span text:style-name="T35"> cliquant </text:span><text:span text:style-name="T37">sur local instruciton.</text:span></text:p>
      <text:p text:style-name="P5">Se positionner à la racine du projet, puis exécuter les instructions contenues dans la section local instructions du bakcend environment</text:p>
      <text:p text:style-name="P5">amplify pull --appId d16t53cdatl2s3 --envName staging</text:p>
      <text:p text:style-name="P6"/>
      <text:p text:style-name="P7">4. Ajouter api auth via amplify cli</text:p>
      <text:p text:style-name="P8"><text:span text:style-name="T38">A la racine du projet exécuter </text:span><text:span text:style-name="T5">amplify add auth </text:span><text:span text:style-name="T38">afin </text:span><text:span text:style-name="T39">de pouvoir utiliser le système d’authentification dans l’application react. </text:span><text:span text:style-name="T40">(Choisir la configuration par défaut)</text:span></text:p>
      <text:p text:style-name="P9"><text:span text:style-name="T41">Ensuite, exécute </text:span><text:span text:style-name="T5">amplify push </text:span><text:span text:style-name="T18">–</text:span><text:span text:style-name="T5">y </text:span><text:span text:style-name="T6">pour mettre à jour l’environment backend sur aws.</text:span></text:p>
      <text:p text:style-name="P10"><text:span text:style-name="T6">5. </text:span><text:span text:style-name="T7">Installer les librairies aws-amplify et aws-amplify/ui-</text:span><text:span text:style-name="T9">xxx</text:span></text:p>
      <text:p text:style-name="P11"><text:span text:style-name="T5">Afin d’utiliser amplify dans notre projet react, il est impératif d’installer la librairie principale aws-amplify et aussi la librairie ui aws-amplify/ui-</text:span><text:span text:style-name="T9">xxx</text:span><text:span text:style-name="T5">.<text:line-break/></text:span></text:p>
      <text:p text:style-name="P12"><text:span text:style-name="T8">Dans le projet react executer : </text:span><text:span text:style-name="T5">npm </text:span><text:span text:style-name="T20">install</text:span><text:span text:style-name="T5"> aws</text:span><text:span text:style-name="T18">-</text:span><text:span text:style-name="T5">amplify @aws</text:span><text:span text:style-name="T18">-</text:span><text:span text:style-name="T5">amplify</text:span><text:span text:style-name="T18">/</text:span><text:span text:style-name="T5">ui</text:span><text:span text:style-name="T18">-</text:span><text:span text:style-name="T5">react</text:span></text:p>
      <text:p text:style-name="P12"><text:span text:style-name="T10">I</text:span><text:span text:style-name="T5">nstall les librairies aws-amplify et @aws-amplify/ui-react ensuite <text:s text:c="8"/></text:span></text:p>
      <text:p text:style-name="P20">Importer la configuration dans index.tsx pour etablir la communication entre le backend et l'application react.</text:p>
      <text:p text:style-name="P21">import { Amplify } from 'aws-amplify';</text:p>
      <text:p text:style-name="P21">import config from './aws-exports';</text:p>
      <text:p text:style-name="P21">Amplify.configure(config);</text:p>
      <text:p text:style-name="P13"><text:span text:style-name="T43">N</text:span><text:span text:style-name="T42">otre application React </text:span><text:span text:style-name="T43">étant</text:span><text:span text:style-name="T42"> configurée et qu'Amplify est initialisé, </text:span><text:span text:style-name="T43">nous pouvons maintenant utiliser les services amplify (api, auth, storage, etc.).</text:span></text:p>
      <text:p text:style-name="P14"><text:soft-page-break/><text:span text:style-name="T43">6. </text:span><text:span text:style-name="T42">Configurer le ci/cd du front et back</text:span></text:p>
      <text:p text:style-name="P22">https://aws.amazon.com/getting-started/hands-on/build-react-app-amplify-graphql/module-three/?e=gs2020&amp;p=build-a-react-app-two</text:p>
      <text:p text:style-name="P22">Après avoir configurer l’authentification via le hoc WithAUthentificator.</text:p>
      <text:list xml:id="list3231395634" text:style-name="L1">
        <text:list-item>
          <text:p text:style-name="P30"><text:span text:style-name="T12">1. </text:span><text:span text:style-name="T13">Il faudrait configurer le fichier amplify.yml dans amplify console pour permettre le deploiement back et end lors du push sur github.</text:span></text:p>
        </text:list-item>
      </text:list>
      <text:p text:style-name="P23">Le stage backend :</text:p>
      <text:p text:style-name="P24">backend: </text:p>
      <text:p text:style-name="P24"><text:s/>phases: </text:p>
      <text:p text:style-name="P24"><text:s text:c="3"/>build: </text:p>
      <text:p text:style-name="P24"><text:s text:c="5"/>commands: </text:p>
      <text:p text:style-name="P24"><text:s text:c="7"/>- '# Execute Amplify CLI with the helper script'</text:p>
      <text:p text:style-name="P24"><text:s text:c="7"/>- amplifyPush –simple</text:p>
      <text:list xml:id="list822904240" text:style-name="L2">
        <text:list-item>
          <text:p text:style-name="P25">2. Ajouter le package amplify cli pour la surcharge du build</text:p>
        </text:list-item>
      </text:list>
      <text:p text:style-name="P15"><text:span text:style-name="T46">Faites défiler vers le bas jusqu'à </text:span><text:span text:style-name="T47">Construire des paramètres d'image</text:span><text:span text:style-name="T48"> </text:span><text:span text:style-name="T46">et choisissez </text:span><text:span text:style-name="T47">Modifier</text:span><text:span text:style-name="T48"> </text:span><text:span text:style-name="T46">. Sélectionnez la liste déroulante </text:span><text:span text:style-name="T47">Add package version override</text:span><text:span text:style-name="T48"> </text:span><text:span text:style-name="T46">et sélectionnez </text:span><text:span text:style-name="T47">Amplify CLI</text:span><text:span text:style-name="T48"> </text:span><text:span text:style-name="T46">. Il devrait par défaut à la dernière version, suivant les indications de l'image.</text:span></text:p>
      <text:list xml:id="list513281735" text:style-name="L3">
        <text:list-item>
          <text:p text:style-name="P31"><text:span text:style-name="T11">3. </text:span><text:span text:style-name="T23">Ensuite, mettez à jour votre branche frontend pour qu'elle pointe vers l'environnement backend que vous venez de créer. Sous le nom de la branche, choisissez </text:span><text:span text:style-name="T28">Edit</text:span><text:span text:style-name="T22"> </text:span><text:span text:style-name="T23">, puis pointez votre branche </text:span><text:span text:style-name="T28">principale</text:span><text:span text:style-name="T22"> </text:span><text:span text:style-name="T23">vers le backend </text:span><text:span text:style-name="T28">de staging</text:span><text:span text:style-name="T22"> </text:span><text:span text:style-name="T23">que vous venez de créer. Choisissez </text:span><text:span text:style-name="T28">Enregistrer</text:span><text:span text:style-name="T22"> </text:span><text:span text:style-name="T23">.</text:span></text:p>
        </text:list-item>
        <text:list-item>
          <text:p text:style-name="P32"><text:span text:style-name="T24">4. Enfin, créer un rôle pour permettre à amplify de pouvoir mettre à jour le backend lors du deploiement du front. (source </text:span><text:a xlink:type="simple" xlink:href="https://docs.aws.amazon.com/amplify/latest/userguide/how-to-service-role-amplify-console.html" text:style-name="Internet_20_link" text:visited-style-name="Visited_20_Internet_20_Link">https://docs.aws.amazon.com/amplify/latest/userguide/how-to-service-role-amplify-console.html</text:a><text:span text:style-name="T24">)</text:span></text:p>
        </text:list-item>
      </text:list>
      <text:p text:style-name="P18"><text:span text:style-name="T23">7. </text:span><text:span text:style-name="T25">D</text:span><text:span text:style-name="T26">é</text:span><text:span text:style-name="T25">ploiement le changement front sur aws via un push sur github.</text:span></text:p>
      <text:p text:style-name="P18"><text:span text:style-name="T21">git</text:span><text:span text:style-name="T16"> </text:span><text:span text:style-name="T14">add </text:span><text:span text:style-name="T29">.</text:span><text:span text:style-name="T16"> </text:span><text:span text:style-name="T17">&amp;&amp; </text:span><text:span text:style-name="T21">git</text:span><text:span text:style-name="T16"> </text:span><text:span text:style-name="T14">commit </text:span><text:span text:style-name="T19">-</text:span><text:span text:style-name="T14">m "added auth” </text:span><text:span text:style-name="T15">&amp;&amp; </text:span><text:span text:style-name="T21">git</text:span><text:span text:style-name="T16"> </text:span><text:span text:style-name="T14">push origin </text:span><text:span text:style-name="T27">master</text:span></text:p>
      <text:p text:style-name="P16"><text:span text:style-name="T42">8. Créer une api </text:span><text:span text:style-name="T44">GraphQL</text:span></text:p>
      <text:p text:style-name="P26">https://aws.amazon.com/getting-started/hands-on/build-react-app-amplify-graphql/module-four/?e=gs2020&amp;p=build-a-react-app-three</text:p>
      <text:p text:style-name="P17"><text:span text:style-name="T45">Exécuter cette commande amplify add api pour</text:span><text:span text:style-name="T44"> </text:span><text:span text:style-name="T45">créer une api</text:span><text:span text:style-name="T44"> graphql qui sera consommé dans le front.</text:span></text:p>
      <text:p text:style-name="P27">Ensuite, une fois que l’api ajoutée et configurée localement, exécuter la commande amplify push -y <text:s/>pour le deploiement sur aws (via amplify cli)<text:span text:style-name="T49">ou un git push vers votre repository git pour un deploiement par ci/cd</text:span></text:p>
      <text:p text:style-name="P27"/>
      <text:p text:style-name="P27"/>
      <text:p text:style-name="P28"><text:soft-page-break/>9. Importer l’API amplify pour consommer l’API GraphQL dans le front.</text:p>
      <text:p text:style-name="P28">Importer les mutations, les queries et subscriptions dans votre composant React.</text:p>
      <text:p text:style-name="P28">Ex : </text:p>
      <text:p text:style-name="P28">import { listNotes } from "./graphql/queries";</text:p>
      <text:p text:style-name="P28">import {</text:p>
      <text:p text:style-name="P28"><text:s text:c="2"/>createNote as createNoteMutation,</text:p>
      <text:p text:style-name="P28"><text:s text:c="2"/>deleteNote as deleteNoteMutation,</text:p>
      <text:p text:style-name="P28"><text:s text:c="2"/>updateNote as updateNoteMutation,</text:p>
      <text:p text:style-name="P28">} from "./graphql/mutations";</text:p>
      <text:p text:style-name="P28">import { API, graphqlOperation } from "aws-amplify";</text:p>
      <text:p text:style-name="P28">import { ListNotesQuery, Note } from "./API";</text:p>
      <text:p text:style-name="P28">import { GraphQLResult, GraphQLQuery } from "@aws-amplify/api";</text:p>
      <text:p text:style-name="P28">import {Flex, Text} from "@aws-amplify/ui-react";</text:p>
      <text:p text:style-name="P28">const [notes, setNotes] = useState&lt;(Note | null)[]&gt;([]); //</text:p>
      <text:p text:style-name="P28"><text:s text:c="2"/>useEffect(() =&gt; {</text:p>
      <text:p text:style-name="P28"><text:s text:c="4"/>getNotes();</text:p>
      <text:p text:style-name="P28"><text:s text:c="2"/>}, []);</text:p>
      <text:p text:style-name="P29"><text:s text:c="2"/>const getNotes = async () =&gt; {</text:p>
      <text:p text:style-name="P29"><text:s text:c="4"/>try {</text:p>
      <text:p text:style-name="P29"><text:s text:c="6"/>const { data } = (await API.graphql(graphqlOperation(listNotes))) as GraphQLResult&lt;ListNotesQuery&gt;;</text:p>
      <text:p text:style-name="P29"/>
      <text:p text:style-name="P29"><text:s text:c="6"/>if (!data || !data.listNotes) {</text:p>
      <text:p text:style-name="P29"><text:s text:c="8"/>return &lt;p&gt;loading&lt;/p&gt;;</text:p>
      <text:p text:style-name="P29"><text:s text:c="6"/>}</text:p>
      <text:p text:style-name="P29"><text:s text:c="6"/>const notesData = data?.listNotes?.items || [];</text:p>
      <text:p text:style-name="P29"/>
      <text:p text:style-name="P29"><text:s text:c="6"/>console.log({ notesData });</text:p>
      <text:p text:style-name="P29"><text:s text:c="6"/>setNotes(notesData);</text:p>
      <text:p text:style-name="P29"><text:s text:c="4"/>} catch (error) {console.log(error);}</text:p>
      <text:p text:style-name="P29"><text:s text:c="2"/>};</text:p>
      <text:p text:style-name="P29"/>
      <text:p text:style-name="P29">{notes?.map((note) =&gt; {</text:p>
      <text:p text:style-name="P29"><text:s text:c="10"/>return (</text:p>
      <text:p text:style-name="P29"><text:s text:c="12"/>&lt;Flex</text:p>
      <text:p text:style-name="P29"><text:s text:c="14"/>key={note?.id || note?.name}</text:p>
      <text:p text:style-name="P29"><text:s text:c="14"/>direction="row"</text:p>
      <text:p text:style-name="P29"><text:s text:c="14"/>alignItems="center"</text:p>
      <text:p text:style-name="P29"><text:s text:c="12"/>&gt;</text:p>
      <text:p text:style-name="P29"><text:s text:c="14"/>{" "}</text:p>
      <text:p text:style-name="P29"><text:s text:c="14"/>&lt;Text as="span"&gt;{note?.id}&lt;/Text&gt;</text:p>
      <text:p text:style-name="P29"><text:s text:c="14"/>&lt;Text as="strong" fontWeight={100}&gt;</text:p>
      <text:p text:style-name="P29"><text:s text:c="16"/>{note?.name}</text:p>
      <text:p text:style-name="P29"><text:s text:c="14"/>&lt;/Text&gt;</text:p>
      <text:p text:style-name="P29"><text:s text:c="14"/>&lt;Text as="span"&gt;{note?.description}&lt;/Text&gt; <text:s text:c="2"/></text:p>
      <text:p text:style-name="P29"><text:s text:c="12"/>&lt;/Flex&gt;</text:p>
      <text:p text:style-name="P29"><text:s text:c="10"/>);</text:p>
      <text:p text:style-name="P29"><text:s text:c="8"/>})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Helvetica, Arial, serif"/>
    <style:font-face style:name="Amazon Ember1" svg:font-family="'Amazon Ember', apple-system, BlinkMacSystemFont, 'Segoe UI', Helvetica, Arial, sans-serif, 'Apple Color Emoji', 'Segoe UI Emoji', 'Segoe UI Symbol'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6:55:19.460185668</meta:creation-date>
    <dc:date>2023-04-28T19:27:00.278504719</dc:date>
    <meta:editing-duration>P2DT5H59M54S</meta:editing-duration>
    <meta:editing-cycles>61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664" meta:character-count="5247" meta:non-whitespace-character-count="4369"/>
  </office:meta>
</office:document-meta>
</file>